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449cm" fo:min-width="5.8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8.386cm" fo:min-width="5.0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8.781cm" fo:min-width="29.09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811cm" fo:min-width="19.16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5.149cm" fo:min-width="14.486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6.104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3.437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1.274cm" fo:min-width="6.104cm"/>
    </style:style>
    <style:style style:name="gr9" style:family="graphic" style:parent-style-name="standard">
      <style:graphic-properties draw:fill-color="#ff6666" draw:textarea-horizontal-align="justify" draw:textarea-vertical-align="middle" draw:auto-grow-height="false" fo:min-height="1.274cm" fo:min-width="6.104cm"/>
    </style:style>
    <style:style style:name="gr10" style:family="graphic" style:parent-style-name="standard">
      <style:graphic-properties draw:fill-color="#cc66ff" draw:textarea-horizontal-align="justify" draw:textarea-vertical-align="middle" draw:auto-grow-height="false" fo:min-height="1.274cm" fo:min-width="8.136cm"/>
    </style:style>
    <style:style style:name="gr11" style:family="graphic" style:parent-style-name="standard">
      <style:graphic-properties draw:fill-color="#ff66cc" draw:textarea-horizontal-align="justify" draw:textarea-vertical-align="middle" draw:auto-grow-height="false" fo:min-height="1.274cm" fo:min-width="8.13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cc66ff" draw:textarea-horizontal-align="justify" draw:textarea-vertical-align="middle" draw:auto-grow-height="false" fo:min-height="1.274cm" fo:min-width="3.691cm"/>
    </style:style>
    <style:style style:name="gr14" style:family="graphic" style:parent-style-name="standard">
      <style:graphic-properties draw:fill-color="#ffff66" draw:textarea-horizontal-align="justify" draw:textarea-vertical-align="middle" draw:auto-grow-height="false" fo:min-height="1.274cm" fo:min-width="3.691cm"/>
    </style:style>
    <style:style style:name="gr15" style:family="graphic" style:parent-style-name="standard">
      <style:graphic-properties draw:fill-color="#ff6666" draw:textarea-horizontal-align="justify" draw:textarea-vertical-align="middle" draw:auto-grow-height="false" fo:min-height="1.274cm" fo:min-width="3.691cm"/>
    </style:style>
    <style:style style:name="gr16" style:family="graphic" style:parent-style-name="standard">
      <style:graphic-properties draw:fill-color="#ff66cc" draw:textarea-horizontal-align="justify" draw:textarea-vertical-align="middle" draw:auto-grow-height="false" fo:min-height="1.274cm" fo:min-width="3.691cm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1.274cm" fo:min-width="4.918cm"/>
    </style:style>
    <style:style style:name="gr18" style:family="graphic" style:parent-style-name="standard">
      <style:graphic-properties draw:fill-color="#99ff33" draw:textarea-horizontal-align="justify" draw:textarea-vertical-align="middle" draw:auto-grow-height="false" fo:min-height="1.274cm" fo:min-width="3.691cm"/>
    </style:style>
    <style:style style:name="gr19" style:family="graphic" style:parent-style-name="standard">
      <style:graphic-properties draw:fill-color="#99ff33" draw:textarea-horizontal-align="justify" draw:textarea-vertical-align="middle" draw:auto-grow-height="false" fo:min-height="1.274cm" fo:min-width="3.818cm"/>
    </style:style>
    <style:style style:name="gr20" style:family="graphic" style:parent-style-name="standard">
      <style:graphic-properties draw:fill-color="#99ff33" draw:textarea-horizontal-align="justify" draw:textarea-vertical-align="middle" draw:auto-grow-height="false" fo:min-height="1.274cm" fo:min-width="4.918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274cm" fo:min-width="6.104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274cm" fo:min-width="3.437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274cm" fo:min-width="8.136cm"/>
    </style:style>
    <style:style style:name="gr24" style:family="graphic" style:parent-style-name="standard">
      <style:graphic-properties draw:fill-color="#b2b2b2" draw:textarea-horizontal-align="justify" draw:textarea-vertical-align="middle" draw:auto-grow-height="false" fo:min-height="1.274cm" fo:min-width="3.437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274cm" fo:min-width="3.691cm"/>
    </style:style>
    <style:style style:name="gr26" style:family="graphic" style:parent-style-name="standard">
      <style:graphic-properties draw:fill-color="#b2b2b2" draw:textarea-horizontal-align="justify" draw:textarea-vertical-align="middle" draw:auto-grow-height="false" fo:min-height="1.274cm" fo:min-width="3.691cm"/>
    </style:style>
    <style:style style:name="gr27" style:family="graphic" style:parent-style-name="standard">
      <style:graphic-properties draw:fill-color="#b2b2b2" draw:textarea-horizontal-align="justify" draw:textarea-vertical-align="middle" draw:auto-grow-height="false" fo:min-height="1.274cm" fo:min-width="4.918cm"/>
    </style:style>
    <style:style style:name="gr28" style:family="graphic" style:parent-style-name="standard">
      <style:graphic-properties draw:fill-color="#b2b2b2" draw:textarea-horizontal-align="justify" draw:textarea-vertical-align="middle" draw:auto-grow-height="false" fo:min-height="1.274cm" fo:min-width="3.818cm"/>
    </style:style>
    <style:style style:name="gr29" style:family="graphic" style:parent-style-name="standard">
      <style:graphic-properties draw:fill-color="#b2b2b2" draw:textarea-horizontal-align="justify" draw:textarea-vertical-align="middle" draw:auto-grow-height="false" fo:min-height="1.274cm" fo:min-width="6.10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ff6666"/>
      <style:paragraph-properties fo:text-align="center"/>
    </style:style>
    <style:style style:name="P5" style:family="paragraph">
      <loext:graphic-properties draw:fill-color="#cc66ff"/>
      <style:paragraph-properties fo:text-align="center"/>
    </style:style>
    <style:style style:name="P6" style:family="paragraph">
      <loext:graphic-properties draw:fill-color="#ff66cc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-color="#99ff33"/>
      <style:paragraph-properties fo:text-align="center"/>
    </style:style>
    <style:style style:name="P10" style:family="paragraph">
      <loext:graphic-properties draw:fill-color="#b2b2b2"/>
      <style:paragraph-properties fo:text-align="center"/>
    </style:style>
    <style:style style:name="T1" style:family="text">
      <style:text-properties style:font-name="Liberation Sans" fo:font-size="18pt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6.35cm" svg:height="4.699cm" svg:x="48.643cm" svg:y="23.5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5.57cm" svg:height="8.636cm" svg:x="41.804cm" svg:y="23.3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29.591cm" svg:height="9.031cm" svg:x="8.024cm" svg:y="23.435cm">
          <text:p text:style-name="P2">Implementations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19.667cm" svg:height="5.061cm" svg:x="20.686cm" svg:y="15.302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14.986cm" svg:height="5.399cm" svg:x="4.094cm" svg:y="15.148cm"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6.604cm" svg:height="1.524cm" svg:x="27.176cm" svg:y="9.228cm">
          <text:p text:style-name="P2">adt_contain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14.381cm" svg:y="15.883cm">
          <text:p text:style-name="P2">adt_lis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4.848cm" svg:y="18.334cm">
          <text:p text:style-name="P2">adt_stack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9.692cm" svg:y="18.207cm">
          <text:p text:style-name="P2">adt_queu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14.391cm" svg:y="18.207cm">
          <text:p text:style-name="P2">adt_dequ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604cm" svg:height="1.524cm" svg:x="23.199cm" svg:y="16.005cm">
          <text:p text:style-name="P2">s_linked_container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604cm" svg:height="1.524cm" svg:x="31.327cm" svg:y="16.005cm">
          <text:p text:style-name="P2">d_linked_container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8.636cm" svg:height="1.524cm" svg:x="21.321cm" svg:y="18.161cm">
          <text:p text:style-name="P2">dynamic_array_container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.636cm" svg:height="1.524cm" svg:x="31.354cm" svg:y="18.161cm">
          <text:p text:style-name="P2">fixed_array_contain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4.848cm" svg:y="15.948cm">
          <text:p text:style-name="P2">adt_se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9.674cm" svg:y="15.948cm">
          <text:p text:style-name="P2">adt_multiset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11.587cm" svg:y1="15.148cm" svg:x2="30.478cm" svg:y2="10.752cm" draw:start-shape="id1" draw:start-glue-point="0" draw:end-shape="id2" draw:end-glue-point="2" svg:d="M11587 15148l18891-4396" svg:viewBox="0 0 18892 4397">
          <text:p/>
        </draw:connector>
        <draw:connector draw:style-name="gr12" draw:text-style-name="P7" draw:layer="layout" draw:type="line" svg:x1="30.519cm" svg:y1="15.302cm" svg:x2="30.51cm" svg:y2="14.154cm" draw:start-shape="id3" draw:start-glue-point="0" draw:end-shape="id4" svg:d="M30519 15302l-9-1148" svg:viewBox="0 0 10 1149">
          <text:p/>
        </draw:connector>
        <draw:custom-shape draw:style-name="gr13" draw:text-style-name="P5" draw:layer="layout" svg:width="4.191cm" svg:height="1.524cm" svg:x="28.086cm" svg:y="28.161cm">
          <text:p text:style-name="P2">array_list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28.086cm" svg:y="30.193cm">
          <text:p text:style-name="P2">s_linked_list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4.191cm" svg:height="1.524cm" svg:x="23.514cm" svg:y="30.193cm">
          <text:p text:style-name="P2">d_linked_list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14.026cm" svg:y="24.097cm">
          <text:p text:style-name="P2">array_stack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14.026cm" svg:y="26.156cm">
          <text:p text:style-name="P2">linked_stack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8.973cm" svg:y="28.161cm">
          <text:p text:style-name="P2">array_set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8.946cm" svg:y="30.193cm">
          <text:p text:style-name="P2">linked_set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8.998cm" svg:y="24.124cm">
          <text:p text:style-name="P2">array_multiset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8.971cm" svg:y="26.156cm">
          <text:p text:style-name="P2">linked_multiset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18.819cm" svg:y="24.07cm">
          <text:p text:style-name="P2">array_deque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4.191cm" svg:height="1.524cm" svg:x="18.819cm" svg:y="30.166cm">
          <text:p text:style-name="P2">linked_deque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14.02cm" svg:y="28.134cm">
          <text:p text:style-name="P2">array_queue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13.993cm" svg:y="30.166cm">
          <text:p text:style-name="P2">linked_queue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22.819cm" svg:y1="23.435cm" svg:x2="11.587cm" svg:y2="20.547cm" draw:start-shape="id5" draw:start-glue-point="0" draw:end-shape="id1" draw:end-glue-point="2" svg:d="M22819 23435l-11232-2888" svg:viewBox="0 0 11233 2889">
          <text:p/>
        </draw:connector>
        <draw:connector draw:style-name="gr12" draw:text-style-name="P7" draw:layer="layout" draw:type="line" svg:x1="22.819cm" svg:y1="23.435cm" svg:x2="30.519cm" svg:y2="20.363cm" draw:start-shape="id5" draw:start-glue-point="0" draw:end-shape="id3" draw:end-glue-point="2" svg:d="M22819 23435l7700-3072" svg:viewBox="0 0 7701 3073">
          <text:p/>
        </draw:connector>
        <draw:custom-shape draw:style-name="gr16" draw:text-style-name="P6" draw:layer="layout" svg:width="4.191cm" svg:height="1.524cm" svg:x="23.483cm" svg:y="23.997cm">
          <text:p text:style-name="P2">fixed_set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28.183cm" svg:y="26.156cm">
          <text:p text:style-name="P2">fixed_multiset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28.212cm" svg:y="23.97cm">
          <text:p text:style-name="P2">fixed_stack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32.912cm" svg:y="26.029cm">
          <text:p text:style-name="P2">fixed_queue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32.912cm" svg:y="28.188cm">
          <text:p text:style-name="P2">fixed_deque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32.912cm" svg:y="30.22cm">
          <text:p text:style-name="P2">fixed_list</text:p>
          <draw:enhanced-geometry svg:viewBox="0 0 21600 21600" draw:type="rectangle" draw:enhanced-path="M 0 0 L 21600 0 21600 21600 0 21600 0 0 Z N"/>
        </draw:custom-shape>
        <draw:custom-shape draw:style-name="gr17" draw:text-style-name="P8" xml:id="id8" draw:id="id8" draw:layer="layout" svg:width="5.418cm" svg:height="1.524cm" svg:x="41.877cm" svg:y="15.948cm">
          <text:p text:style-name="P2"><text:span text:style-name="T1">adt_binary_tree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7" draw:id="id7" draw:layer="layout" svg:width="4.191cm" svg:height="1.524cm" svg:x="42.421cm" svg:y="23.984cm">
          <text:p text:style-name="P2">binary_heap</text:p>
          <draw:enhanced-geometry svg:viewBox="0 0 21600 21600" draw:type="rectangle" draw:enhanced-path="M 0 0 L 21600 0 21600 21600 0 21600 0 0 Z N"/>
        </draw:custom-shape>
        <draw:custom-shape draw:style-name="gr18" draw:text-style-name="P9" xml:id="id6" draw:id="id6" draw:layer="layout" svg:width="4.191cm" svg:height="1.524cm" svg:x="32.912cm" svg:y="24.029cm">
          <text:p text:style-name="P2">priority_queue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37.103cm" svg:y1="24.791cm" svg:x2="42.421cm" svg:y2="24.746cm" draw:start-shape="id6" draw:start-glue-point="1" draw:end-shape="id7" draw:end-glue-point="3" svg:d="M37103 24791l5318-45" svg:viewBox="0 0 5319 46">
          <text:p/>
        </draw:connector>
        <draw:connector draw:style-name="gr12" draw:text-style-name="P7" draw:layer="layout" draw:type="line" svg:x1="44.586cm" svg:y1="15.948cm" svg:x2="30.478cm" svg:y2="10.752cm" draw:start-shape="id8" draw:start-glue-point="0" draw:end-shape="id2" draw:end-glue-point="2" svg:d="M44586 15948l-14108-5196" svg:viewBox="0 0 14109 5197">
          <text:p/>
        </draw:connector>
        <draw:custom-shape draw:style-name="gr19" draw:text-style-name="P9" draw:layer="layout" svg:width="4.318cm" svg:height="1.524cm" svg:x="42.421cm" svg:y="27.921cm">
          <text:p text:style-name="P2">bst_tree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18cm" svg:height="1.524cm" svg:x="42.421cm" svg:y="25.889cm">
          <text:p text:style-name="P2">binary_tree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18cm" svg:height="1.524cm" svg:x="42.448cm" svg:y="29.953cm">
          <text:p text:style-name="P2">avl_tree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6.604cm" svg:height="1.524cm" svg:x="48.516cm" svg:y="9.333cm">
          <text:p text:style-name="P2">adt_graph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418cm" svg:height="1.524cm" svg:x="49.067cm" svg:y="24.016cm">
          <text:p text:style-name="P2">am_graph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418cm" svg:height="1.524cm" svg:x="49.067cm" svg:y="26.175cm">
          <text:p text:style-name="P2">al_graph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44.589cm" svg:y1="23.357cm" svg:x2="44.586cm" svg:y2="17.472cm" draw:start-shape="id9" draw:start-glue-point="0" draw:end-shape="id8" draw:end-glue-point="2" svg:d="M44589 23357l-3-5885" svg:viewBox="0 0 4 5886">
          <text:p/>
        </draw:connector>
        <draw:connector draw:style-name="gr12" draw:text-style-name="P7" draw:layer="layout" draw:type="line" svg:x1="51.818cm" svg:y1="23.557cm" svg:x2="51.818cm" svg:y2="10.857cm" draw:start-shape="id10" draw:start-glue-point="0" draw:end-shape="id11" draw:end-glue-point="2" svg:d="M51818 23557v-12700" svg:viewBox="0 0 1 12701">
          <text:p/>
        </draw:connector>
        <draw:custom-shape draw:style-name="gr6" draw:text-style-name="P2" xml:id="id4" draw:id="id4" draw:layer="layout" svg:width="6.604cm" svg:height="1.524cm" svg:x="27.208cm" svg:y="12.63cm">
          <text:p text:style-name="P2">base_container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30.51cm" svg:y1="12.63cm" svg:x2="30.478cm" svg:y2="10.752cm" draw:start-shape="id4" draw:start-glue-point="0" draw:end-shape="id2" draw:end-glue-point="2" svg:d="M30510 12630l-32-1878" svg:viewBox="0 0 33 1879">
          <text:p/>
        </draw:connector>
      </draw:page>
      <draw:page draw:name="page2" draw:style-name="dp1" draw:master-page-name="Default">
        <draw:custom-shape draw:style-name="gr1" draw:text-style-name="P1" xml:id="id21" draw:id="id21" draw:layer="layout" svg:width="6.35cm" svg:height="4.699cm" svg:x="48.643cm" svg:y="23.5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5.57cm" svg:height="8.636cm" svg:x="41.804cm" svg:y="23.3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29.591cm" svg:height="9.031cm" svg:x="8.024cm" svg:y="23.435cm">
          <text:p text:style-name="P2">Implementations</text:p>
          <draw:enhanced-geometry svg:viewBox="0 0 21600 21600" draw:type="rectangle" draw:enhanced-path="M 0 0 L 21600 0 21600 21600 0 21600 0 0 Z N"/>
        </draw:custom-shape>
        <draw:custom-shape draw:style-name="gr4" draw:text-style-name="P1" xml:id="id14" draw:id="id14" draw:layer="layout" svg:width="19.667cm" svg:height="5.061cm" svg:x="20.686cm" svg:y="15.3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14.986cm" svg:height="5.399cm" svg:x="4.094cm" svg:y="15.1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13" draw:id="id13" draw:layer="layout" svg:width="6.604cm" svg:height="1.524cm" svg:x="27.176cm" svg:y="9.228cm">
          <text:p text:style-name="P2">adt_container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937cm" svg:height="1.524cm" svg:x="14.381cm" svg:y="15.883cm">
          <text:p text:style-name="P2">adt_list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937cm" svg:height="1.524cm" svg:x="4.848cm" svg:y="18.334cm">
          <text:p text:style-name="P2">adt_stack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937cm" svg:height="1.524cm" svg:x="9.692cm" svg:y="18.207cm">
          <text:p text:style-name="P2">adt_queue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937cm" svg:height="1.524cm" svg:x="14.391cm" svg:y="18.207cm">
          <text:p text:style-name="P2">adt_deque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.604cm" svg:height="1.524cm" svg:x="23.199cm" svg:y="16.005cm">
          <text:p text:style-name="P2">s_linked_container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.604cm" svg:height="1.524cm" svg:x="31.327cm" svg:y="16.005cm">
          <text:p text:style-name="P2">d_linked_contain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36cm" svg:height="1.524cm" svg:x="21.321cm" svg:y="18.161cm">
          <text:p text:style-name="P2">dynamic_array_contain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36cm" svg:height="1.524cm" svg:x="31.354cm" svg:y="18.161cm">
          <text:p text:style-name="P2">fixed_array_container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.937cm" svg:height="1.524cm" svg:x="4.848cm" svg:y="15.948cm">
          <text:p text:style-name="P2">adt_set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.937cm" svg:height="1.524cm" svg:x="9.674cm" svg:y="15.948cm">
          <text:p text:style-name="P2">adt_multiset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11.587cm" svg:y1="15.148cm" svg:x2="30.478cm" svg:y2="10.752cm" draw:start-shape="id12" draw:start-glue-point="0" draw:end-shape="id13" draw:end-glue-point="2" svg:d="M11587 15148l18891-4396" svg:viewBox="0 0 18892 4397">
          <text:p/>
        </draw:connector>
        <draw:connector draw:style-name="gr12" draw:text-style-name="P7" draw:layer="layout" draw:type="line" svg:x1="30.519cm" svg:y1="15.302cm" svg:x2="30.51cm" svg:y2="14.154cm" draw:start-shape="id14" draw:start-glue-point="0" draw:end-shape="id15" svg:d="M30519 15302l-9-1148" svg:viewBox="0 0 10 1149">
          <text:p/>
        </draw:connector>
        <draw:custom-shape draw:style-name="gr25" draw:text-style-name="P1" draw:layer="layout" svg:width="4.191cm" svg:height="1.524cm" svg:x="28.086cm" svg:y="28.161cm">
          <text:p text:style-name="P2">array_list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191cm" svg:height="1.524cm" svg:x="28.086cm" svg:y="30.193cm">
          <text:p text:style-name="P2">s_linked_list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23.514cm" svg:y="30.193cm">
          <text:p text:style-name="P2">d_linked_list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191cm" svg:height="1.524cm" svg:x="14.026cm" svg:y="24.097cm">
          <text:p text:style-name="P2">array_stack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191cm" svg:height="1.524cm" svg:x="14.026cm" svg:y="26.156cm">
          <text:p text:style-name="P2">linked_stack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191cm" svg:height="1.524cm" svg:x="8.973cm" svg:y="28.161cm">
          <text:p text:style-name="P2">array_set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8.946cm" svg:y="30.193cm">
          <text:p text:style-name="P2">linked_set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8.998cm" svg:y="24.124cm">
          <text:p text:style-name="P2">array_multiset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8.971cm" svg:y="26.156cm">
          <text:p text:style-name="P2">linked_multiset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18.819cm" svg:y="24.07cm">
          <text:p text:style-name="P2">array_deque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191cm" svg:height="1.524cm" svg:x="18.819cm" svg:y="30.166cm">
          <text:p text:style-name="P2">linked_deque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191cm" svg:height="1.524cm" svg:x="14.02cm" svg:y="28.134cm">
          <text:p text:style-name="P2">array_queue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191cm" svg:height="1.524cm" svg:x="13.993cm" svg:y="30.166cm">
          <text:p text:style-name="P2">linked_queue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22.819cm" svg:y1="23.435cm" svg:x2="11.587cm" svg:y2="20.547cm" draw:start-shape="id16" draw:start-glue-point="0" draw:end-shape="id12" draw:end-glue-point="2" svg:d="M22819 23435l-11232-2888" svg:viewBox="0 0 11233 2889">
          <text:p/>
        </draw:connector>
        <draw:connector draw:style-name="gr12" draw:text-style-name="P7" draw:layer="layout" draw:type="line" svg:x1="22.819cm" svg:y1="23.435cm" svg:x2="30.519cm" svg:y2="20.363cm" draw:start-shape="id16" draw:start-glue-point="0" draw:end-shape="id14" draw:end-glue-point="2" svg:d="M22819 23435l7700-3072" svg:viewBox="0 0 7701 3073">
          <text:p/>
        </draw:connector>
        <draw:custom-shape draw:style-name="gr26" draw:text-style-name="P10" draw:layer="layout" svg:width="4.191cm" svg:height="1.524cm" svg:x="23.483cm" svg:y="23.997cm">
          <text:p text:style-name="P2">fixed_set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28.183cm" svg:y="26.156cm">
          <text:p text:style-name="P2">fixed_multiset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28.212cm" svg:y="23.97cm">
          <text:p text:style-name="P2">fixed_stack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32.912cm" svg:y="26.029cm">
          <text:p text:style-name="P2">fixed_queue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32.912cm" svg:y="28.188cm">
          <text:p text:style-name="P2">fixed_deque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32.912cm" svg:y="30.22cm">
          <text:p text:style-name="P2">fixed_list</text:p>
          <draw:enhanced-geometry svg:viewBox="0 0 21600 21600" draw:type="rectangle" draw:enhanced-path="M 0 0 L 21600 0 21600 21600 0 21600 0 0 Z N"/>
        </draw:custom-shape>
        <draw:custom-shape draw:style-name="gr27" draw:text-style-name="P10" xml:id="id19" draw:id="id19" draw:layer="layout" svg:width="5.418cm" svg:height="1.524cm" svg:x="41.877cm" svg:y="15.948cm">
          <text:p text:style-name="P2"><text:span text:style-name="T1">adt_binary_tree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xml:id="id18" draw:id="id18" draw:layer="layout" svg:width="4.191cm" svg:height="1.524cm" svg:x="42.421cm" svg:y="23.984cm">
          <text:p text:style-name="P2">binary_heap</text:p>
          <draw:enhanced-geometry svg:viewBox="0 0 21600 21600" draw:type="rectangle" draw:enhanced-path="M 0 0 L 21600 0 21600 21600 0 21600 0 0 Z N"/>
        </draw:custom-shape>
        <draw:custom-shape draw:style-name="gr26" draw:text-style-name="P10" xml:id="id17" draw:id="id17" draw:layer="layout" svg:width="4.191cm" svg:height="1.524cm" svg:x="32.912cm" svg:y="24.029cm">
          <text:p text:style-name="P2">priority_queue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37.103cm" svg:y1="24.791cm" svg:x2="42.421cm" svg:y2="24.746cm" draw:start-shape="id17" draw:start-glue-point="1" draw:end-shape="id18" draw:end-glue-point="3" svg:d="M37103 24791l5318-45" svg:viewBox="0 0 5319 46">
          <text:p/>
        </draw:connector>
        <draw:connector draw:style-name="gr12" draw:text-style-name="P7" draw:layer="layout" draw:type="line" svg:x1="44.586cm" svg:y1="15.948cm" svg:x2="30.478cm" svg:y2="10.752cm" draw:start-shape="id19" draw:start-glue-point="0" draw:end-shape="id13" draw:end-glue-point="2" svg:d="M44586 15948l-14108-5196" svg:viewBox="0 0 14109 5197">
          <text:p/>
        </draw:connector>
        <draw:custom-shape draw:style-name="gr28" draw:text-style-name="P10" draw:layer="layout" svg:width="4.318cm" svg:height="1.524cm" svg:x="42.421cm" svg:y="27.921cm">
          <text:p text:style-name="P2">bst_tree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4.318cm" svg:height="1.524cm" svg:x="42.421cm" svg:y="25.889cm">
          <text:p text:style-name="P2">binary_tree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4.318cm" svg:height="1.524cm" svg:x="42.448cm" svg:y="29.953cm">
          <text:p text:style-name="P2">avl_tree</text:p>
          <draw:enhanced-geometry svg:viewBox="0 0 21600 21600" draw:type="rectangle" draw:enhanced-path="M 0 0 L 21600 0 21600 21600 0 21600 0 0 Z N"/>
        </draw:custom-shape>
        <draw:custom-shape draw:style-name="gr29" draw:text-style-name="P10" xml:id="id22" draw:id="id22" draw:layer="layout" svg:width="6.604cm" svg:height="1.524cm" svg:x="48.516cm" svg:y="9.333cm">
          <text:p text:style-name="P2">adt_graph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5.418cm" svg:height="1.524cm" svg:x="49.067cm" svg:y="24.016cm">
          <text:p text:style-name="P2">am_graph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5.418cm" svg:height="1.524cm" svg:x="49.067cm" svg:y="26.175cm">
          <text:p text:style-name="P2">al_graph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44.589cm" svg:y1="23.357cm" svg:x2="44.586cm" svg:y2="17.472cm" draw:start-shape="id20" draw:start-glue-point="0" draw:end-shape="id19" draw:end-glue-point="2" svg:d="M44589 23357l-3-5885" svg:viewBox="0 0 4 5886">
          <text:p/>
        </draw:connector>
        <draw:connector draw:style-name="gr12" draw:text-style-name="P7" draw:layer="layout" draw:type="line" svg:x1="51.818cm" svg:y1="23.557cm" svg:x2="51.818cm" svg:y2="10.857cm" draw:start-shape="id21" draw:start-glue-point="0" draw:end-shape="id22" draw:end-glue-point="2" svg:d="M51818 23557v-12700" svg:viewBox="0 0 1 12701">
          <text:p/>
        </draw:connector>
        <draw:custom-shape draw:style-name="gr21" draw:text-style-name="P1" xml:id="id15" draw:id="id15" draw:layer="layout" svg:width="6.604cm" svg:height="1.524cm" svg:x="27.208cm" svg:y="12.63cm">
          <text:p text:style-name="P2">base_container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30.51cm" svg:y1="12.63cm" svg:x2="30.478cm" svg:y2="10.752cm" draw:start-shape="id15" draw:start-glue-point="0" draw:end-shape="id13" draw:end-glue-point="2" svg:d="M30510 12630l-32-1878" svg:viewBox="0 0 33 18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7T21:32:33.674000000</meta:creation-date>
    <dc:date>2016-05-28T21:27:49.838000000</dc:date>
    <meta:editing-duration>PT3H19M35S</meta:editing-duration>
    <meta:editing-cycles>4</meta:editing-cycles>
    <meta:generator>LibreOffice/5.1.0.3$Windows_X86_64 LibreOffice_project/5e3e00a007d9b3b6efb6797a8b8e57b51ab1f737</meta:generator>
    <meta:document-statistic meta:object-count="108"/>
  </office:meta>
</office:document-meta>
</file>